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9.99pt"/>
    </style:style>
    <style:style style:name="co4" style:family="table-column">
      <style:table-column-properties fo:break-before="auto" style:column-width="150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 style:data-style-name="N4">
      <style:table-cell-properties fo:background-color="#00ff00"/>
    </style:style>
    <style:style style:name="ce5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11">
      <style:table-cell-properties fo:background-color="#00ff00"/>
    </style:style>
    <style:style style:name="ce7" style:family="table-cell" style:parent-style-name="Default" style:data-style-name="N4">
      <style:table-cell-properties fo:background-color="#00ff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HE 2</text:p>
          </table:table-cell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remaining relay pair files</text:p>
          </table:table-cell>
          <table:table-cell table:style-name="Default"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s</text:p>
          </table:table-cell>
          <table:table-cell table:style-name="Default" office:value-type="float" office:value="778" calcext:value-type="float">
            <text:p>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irs per run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(seconds)</text:p>
          </table:table-cell>
          <table:table-cell table:style-name="ce3" table:formula="of:=[.C5]*60*60*24+[.D5]*60*60+[.E5]*60+[.F5]" office:value-type="float" office:value="27231" calcext:value-type="float">
            <text:p>272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per pair (seconds)</text:p>
          </table:table-cell>
          <table:table-cell table:formula="of:=[.B5]/[.B4]/[.B3]" office:value-type="float" office:value="0.350012853470437" calcext:value-type="float">
            <text:p>0.35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percent done</text:p>
          </table:table-cell>
          <table:table-cell table:style-name="ce6" table:formula="of:=((120-[.B2])*100000+([.B3]*[.B4]))/[.B9]" office:value-type="percentage" office:value="0.02315" calcext:value-type="percentage">
            <text:p>2.32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 pairs</text:p>
          </table:table-cell>
          <table:table-cell table:style-name="ce3" office:value-type="float" office:value="12000000" calcext:value-type="float">
            <text:p>12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to finish 100k (hours)</text:p>
          </table:table-cell>
          <table:table-cell table:style-name="ce7" table:formula="of:=[.B5]*100000/([.B3]*[.B4])/60/60" office:value-type="float" office:value="9.7225792630677" calcext:value-type="float">
            <text:p>9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to finish 1mil (days)</text:p>
          </table:table-cell>
          <table:table-cell table:formula="of:=[.B10]*10/24" office:value-type="float" office:value="4.05107469294487" calcext:value-type="float">
            <text:p>4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aining time to finish (days)</text:p>
          </table:table-cell>
          <table:table-cell table:style-name="ce7" table:formula="of:=([.B2]*100000+1000-[.B3])*[.B6]/60/60/24" office:value-type="float" office:value="47.8035807153313" calcext:value-type="float">
            <text:p>47.80</text:p>
          </table:table-cell>
          <table:table-cell table:style-name="ce9" table:formula="of:=TODAY()+[.B12]" office:value-type="date" office:date-value="2017-09-18T19:17:09.373804" calcext:value-type="date" table:number-columns-spanned="4" table:number-rows-spanned="1">
            <text:p>09/18/17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maining time to finish (weeks)</text:p>
          </table:table-cell>
          <table:table-cell table:formula="of:=[.B12]/7" office:value-type="float" office:value="6.82908295933305" calcext:value-type="float">
            <text:p>6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aining time to finish (30-day months)</text:p>
          </table:table-cell>
          <table:table-cell table:formula="of:=[.B12]/30" office:value-type="float" office:value="1.59345269051104" calcext:value-type="float">
            <text:p>1.59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6" table:number-rows-spanned="1">
            <text:p>amjohn</text:p>
          </table:table-cell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remaining relay pair files</text:p>
          </table:table-cell>
          <table:table-cell table:style-name="Default"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s</text:p>
          </table:table-cell>
          <table:table-cell table:style-name="Default"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irs per run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(seconds)</text:p>
          </table:table-cell>
          <table:table-cell table:style-name="ce3" table:formula="of:=[.C20]*60*60*24+[.D20]*60*60+[.E20]*60+[.F20]" office:value-type="float" office:value="13972" calcext:value-type="float">
            <text:p>13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per pair (seconds)</text:p>
          </table:table-cell>
          <table:table-cell table:formula="of:=[.B20]/[.B19]/[.B18]" office:value-type="float" office:value="0.374584450402145" calcext:value-type="float">
            <text:p>0.37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percent done</text:p>
          </table:table-cell>
          <table:table-cell table:style-name="ce6" table:formula="of:=((120-[.B17])*100000+([.B18]*[.B19]))/[.B24]" office:value-type="percentage" office:value="0.0198173596061582" calcext:value-type="percentage">
            <text:p>1.98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 pairs</text:p>
          </table:table-cell>
          <table:table-cell table:style-name="ce3" office:value-type="float" office:value="11974350" calcext:value-type="float">
            <text:p>11974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to finish 100k (hours)</text:p>
          </table:table-cell>
          <table:table-cell table:style-name="ce7" table:formula="of:=[.B20]*100000/([.B18]*[.B19])/60/60" office:value-type="float" office:value="10.4051236222818" calcext:value-type="float">
            <text:p>10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to finish 1mil (days)</text:p>
          </table:table-cell>
          <table:table-cell table:formula="of:=[.B25]*10/24" office:value-type="float" office:value="4.33546817595075" calcext:value-type="float">
            <text:p>4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aining time to finish (days)</text:p>
          </table:table-cell>
          <table:table-cell table:style-name="ce7" table:formula="of:=([.B17]*100000+1000-[.B18])*[.B21]/60/60/24" office:value-type="float" office:value="51.1612428147652" calcext:value-type="float">
            <text:p>51.16</text:p>
          </table:table-cell>
          <table:table-cell table:style-name="ce9" table:formula="of:=TODAY()+[.B27]" office:value-type="date" office:date-value="2017-09-22T03:52:11.379196" calcext:value-type="date" table:number-columns-spanned="4" table:number-rows-spanned="1">
            <text:p>09/22/17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maining time to finish (weeks)</text:p>
          </table:table-cell>
          <table:table-cell table:formula="of:=[.B27]/7" office:value-type="float" office:value="7.30874897353788" calcext:value-type="float">
            <text:p>7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aining time to finish (30-day months)</text:p>
          </table:table-cell>
          <table:table-cell table:formula="of:=[.B27]/30" office:value-type="float" office:value="1.70537476049217" calcext:value-type="float">
            <text:p>1.7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3:17:27.823753000</meta:creation-date>
    <dc:date>2017-08-02T18:34:30.008189000</dc:date>
    <meta:editing-duration>PT2H56M28S</meta:editing-duration>
    <meta:editing-cycles>1</meta:editing-cycles>
    <meta:document-statistic meta:table-count="1" meta:cell-count="68" meta:object-count="0"/>
    <meta:generator>LibreOffice/5.3.0.3$MacOSX_X86_64 LibreOffice_project/7074905676c47b82bbcfbea1aeefc84afe1c50e1</meta:generator>
  </office:meta>
</office:document-meta>
</file>